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62cm"/>
    </style:style>
    <style:style style:name="co2" style:family="table-column">
      <style:table-column-properties fo:break-before="auto" style:column-width="3.889cm"/>
    </style:style>
    <style:style style:name="co3" style:family="table-column">
      <style:table-column-properties fo:break-before="auto" style:column-width="5.554cm"/>
    </style:style>
    <style:style style:name="co4" style:family="table-column">
      <style:table-column-properties fo:break-before="auto" style:column-width="5.472cm"/>
    </style:style>
    <style:style style:name="co5" style:family="table-column">
      <style:table-column-properties fo:break-before="auto" style:column-width="5.11cm"/>
    </style:style>
    <style:style style:name="co6" style:family="table-column">
      <style:table-column-properties fo:break-before="auto" style:column-width="6.054cm"/>
    </style:style>
    <style:style style:name="co7" style:family="table-column">
      <style:table-column-properties fo:break-before="auto" style:column-width="7.468cm"/>
    </style:style>
    <style:style style:name="co8" style:family="table-column">
      <style:table-column-properties fo:break-before="auto" style:column-width="6.219cm"/>
    </style:style>
    <style:style style:name="co9" style:family="table-column">
      <style:table-column-properties fo:break-before="auto" style:column-width="2.669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.8" style:apply-style-name="Sans_20_nom1" style:base-cell-address="Feuille1.L12"/>
      <style:map style:condition="cell-content()&lt;-0.8" style:apply-style-name="Sans_20_nom1" style:base-cell-address="Feuille1.L12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/>
          <table:table-cell table:style-name="Default" office:value-type="string">
            <text:p>MEAN_TRANS_RATE</text:p>
          </table:table-cell>
          <table:table-cell table:style-name="Default" office:value-type="string">
            <text:p>MEAN_AIR_TEMP_1HR_150CM</text:p>
          </table:table-cell>
          <table:table-cell table:style-name="Default" office:value-type="string">
            <text:p>MEAN_REL_HUM_1HR_150CM</text:p>
          </table:table-cell>
          <table:table-cell table:style-name="Default" office:value-type="string">
            <text:p>MEAN_AIR_TEMP_3HR_240CM</text:p>
          </table:table-cell>
          <table:table-cell table:style-name="Default" office:value-type="string">
            <text:p>MEAN_REL_HUM_3HR_240CM</text:p>
          </table:table-cell>
          <table:table-cell table:style-name="Default" office:value-type="string">
            <text:p>MEAN_AIR_TEMP_1HR_25M</text:p>
          </table:table-cell>
          <table:table-cell table:style-name="Default" office:value-type="string">
            <text:p>MEAN_VAPOR_PRESS_1HR_25M</text:p>
          </table:table-cell>
          <table:table-cell table:style-name="Default" office:value-type="string">
            <text:p>MEAN_DOWN_SHRTWAVE_RAD_3HR_4M</text:p>
          </table:table-cell>
          <table:table-cell table:style-name="Default" office:value-type="string">
            <text:p>MEAN_DOWN_SHRTWAVE_RAD_1HR_18M</text:p>
          </table:table-cell>
          <table:table-cell table:style-name="Default" office:value-type="string">
            <text:p>MEAN_WIND_VELOCITY_1HR_18M</text:p>
          </table:table-cell>
          <table:table-cell table:style-name="Default" office:value-type="string">
            <text:p>SAP_FLOW</text:p>
          </table:table-cell>
        </table:table-row>
        <table:table-row table:style-name="ro2">
          <table:table-cell office:value-type="string">
            <text:p>MEAN_TRANS_RATE</text:p>
          </table:table-cell>
          <table:table-cell office:value-type="float" office:value="1">
            <text:p>1</text:p>
          </table:table-cell>
          <table:table-cell office:value-type="float" office:value="0.683449509207514">
            <text:p>0.6834495092</text:p>
          </table:table-cell>
          <table:table-cell office:value-type="float" office:value="-0.498419334995033">
            <text:p>-0.498419335</text:p>
          </table:table-cell>
          <table:table-cell office:value-type="float" office:value="0.677244619834936">
            <text:p>0.6772446198</text:p>
          </table:table-cell>
          <table:table-cell office:value-type="float" office:value="-0.580889667547244">
            <text:p>-0.5808896675</text:p>
          </table:table-cell>
          <table:table-cell table:number-columns-repeated="3" office:value-type="string">
            <text:p>NA</text:p>
          </table:table-cell>
          <table:table-cell office:value-type="float" office:value="0.854187170792443">
            <text:p>0.8541871708</text:p>
          </table:table-cell>
          <table:table-cell office:value-type="float" office:value="0.232323748303951">
            <text:p>0.2323237483</text:p>
          </table:table-cell>
          <table:table-cell office:value-type="float" office:value="0.779642748452656">
            <text:p>0.7796427485</text:p>
          </table:table-cell>
        </table:table-row>
        <table:table-row table:style-name="ro2">
          <table:table-cell office:value-type="string">
            <text:p>MEAN_AIR_TEMP_1HR_150CM</text:p>
          </table:table-cell>
          <table:table-cell office:value-type="float" office:value="0.683449509207514">
            <text:p>0.6834495092</text:p>
          </table:table-cell>
          <table:table-cell office:value-type="float" office:value="1">
            <text:p>1</text:p>
          </table:table-cell>
          <table:table-cell office:value-type="float" office:value="-0.526888172575583">
            <text:p>-0.5268881726</text:p>
          </table:table-cell>
          <table:table-cell table:number-columns-repeated="2" office:value-type="string">
            <text:p>NA</text:p>
          </table:table-cell>
          <table:table-cell office:value-type="float" office:value="0.936539583523978">
            <text:p>0.9365395835</text:p>
          </table:table-cell>
          <table:table-cell office:value-type="float" office:value="0.683880524244677">
            <text:p>0.6838805242</text:p>
          </table:table-cell>
          <table:table-cell table:number-columns-repeated="3" office:value-type="string">
            <text:p>NA</text:p>
          </table:table-cell>
          <table:table-cell office:value-type="float" office:value="0.62879792314453">
            <text:p>0.6287979231</text:p>
          </table:table-cell>
        </table:table-row>
        <table:table-row table:style-name="ro2">
          <table:table-cell office:value-type="string">
            <text:p>MEAN_REL_HUM_1HR_150CM</text:p>
          </table:table-cell>
          <table:table-cell office:value-type="float" office:value="-0.498419334995033">
            <text:p>-0.498419335</text:p>
          </table:table-cell>
          <table:table-cell office:value-type="float" office:value="-0.526888172575583">
            <text:p>-0.5268881726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office:value-type="float" office:value="-0.472124723558646">
            <text:p>-0.4721247236</text:p>
          </table:table-cell>
          <table:table-cell office:value-type="float" office:value="0.143586365857558">
            <text:p>0.1435863659</text:p>
          </table:table-cell>
          <table:table-cell table:number-columns-repeated="3" office:value-type="string">
            <text:p>NA</text:p>
          </table:table-cell>
          <table:table-cell office:value-type="float" office:value="-0.548631127637513">
            <text:p>-0.5486311276</text:p>
          </table:table-cell>
        </table:table-row>
        <table:table-row table:style-name="ro2">
          <table:table-cell office:value-type="string">
            <text:p>MEAN_AIR_TEMP_3HR_240CM</text:p>
          </table:table-cell>
          <table:table-cell office:value-type="float" office:value="0.677244619834936">
            <text:p>0.6772446198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office:value-type="float" office:value="-0.676205484393772">
            <text:p>-0.6762054844</text:p>
          </table:table-cell>
          <table:table-cell table:number-columns-repeated="2" office:value-type="string">
            <text:p>NA</text:p>
          </table:table-cell>
          <table:table-cell office:value-type="float" office:value="0.584308360002685">
            <text:p>0.58430836</text:p>
          </table:table-cell>
          <table:table-cell office:value-type="float" office:value="0.654220132705055">
            <text:p>0.6542201327</text:p>
          </table:table-cell>
          <table:table-cell office:value-type="float" office:value="0.204859278262474">
            <text:p>0.2048592783</text:p>
          </table:table-cell>
          <table:table-cell office:value-type="float" office:value="0.69480069684201">
            <text:p>0.6948006968</text:p>
          </table:table-cell>
        </table:table-row>
        <table:table-row table:style-name="ro2">
          <table:table-cell office:value-type="string">
            <text:p>MEAN_REL_HUM_3HR_240CM</text:p>
          </table:table-cell>
          <table:table-cell office:value-type="float" office:value="-0.580889667547244">
            <text:p>-0.5808896675</text:p>
          </table:table-cell>
          <table:table-cell table:number-columns-repeated="2" office:value-type="string">
            <text:p>NA</text:p>
          </table:table-cell>
          <table:table-cell office:value-type="float" office:value="-0.676205484393772">
            <text:p>-0.676205484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office:value-type="float" office:value="-0.614250188926777">
            <text:p>-0.6142501889</text:p>
          </table:table-cell>
          <table:table-cell office:value-type="float" office:value="-0.650667236018614">
            <text:p>-0.650667236</text:p>
          </table:table-cell>
          <table:table-cell office:value-type="float" office:value="-0.273474515454543">
            <text:p>-0.2734745155</text:p>
          </table:table-cell>
          <table:table-cell office:value-type="float" office:value="-0.605955707017741">
            <text:p>-0.605955707</text:p>
          </table:table-cell>
        </table:table-row>
        <table:table-row table:style-name="ro3">
          <table:table-cell office:value-type="string">
            <text:p>MEAN_AIR_TEMP_1HR_25M</text:p>
          </table:table-cell>
          <table:table-cell office:value-type="string">
            <text:p>NA</text:p>
          </table:table-cell>
          <table:table-cell office:value-type="float" office:value="0.936539583523978">
            <text:p>0.9365395835</text:p>
          </table:table-cell>
          <table:table-cell office:value-type="float" office:value="-0.472124723558646">
            <text:p>-0.4721247236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office:value-type="float" office:value="0.739200195324988">
            <text:p>0.7392001953</text:p>
          </table:table-cell>
          <table:table-cell table:number-columns-repeated="3" office:value-type="string">
            <text:p>NA</text:p>
          </table:table-cell>
          <table:table-cell office:value-type="float" office:value="0.562648285290428">
            <text:p>0.5626482853</text:p>
          </table:table-cell>
        </table:table-row>
        <table:table-row table:style-name="ro2">
          <table:table-cell office:value-type="string">
            <text:p>MEAN_VAPOR_PRESS_1HR_25M</text:p>
          </table:table-cell>
          <table:table-cell office:value-type="string">
            <text:p>NA</text:p>
          </table:table-cell>
          <table:table-cell office:value-type="float" office:value="0.683880524244677">
            <text:p>0.6838805242</text:p>
          </table:table-cell>
          <table:table-cell office:value-type="float" office:value="0.143586365857558">
            <text:p>0.1435863659</text:p>
          </table:table-cell>
          <table:table-cell table:number-columns-repeated="2" office:value-type="string">
            <text:p>NA</text:p>
          </table:table-cell>
          <table:table-cell office:value-type="float" office:value="0.739200195324988">
            <text:p>0.739200195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A</text:p>
          </table:table-cell>
          <table:table-cell office:value-type="float" office:value="0.220351820022639">
            <text:p>0.22035182</text:p>
          </table:table-cell>
        </table:table-row>
        <table:table-row table:style-name="ro2">
          <table:table-cell office:value-type="string">
            <text:p>MEAN_DOWN_SHRTWAVE_RAD_3HR_4M</text:p>
          </table:table-cell>
          <table:table-cell table:number-columns-repeated="3" office:value-type="string">
            <text:p>NA</text:p>
          </table:table-cell>
          <table:table-cell office:value-type="float" office:value="0.584308360002685">
            <text:p>0.58430836</text:p>
          </table:table-cell>
          <table:table-cell office:value-type="float" office:value="-0.614250188926777">
            <text:p>-0.6142501889</text:p>
          </table:table-cell>
          <table:table-cell table:number-columns-repeated="2" office:value-type="string">
            <text:p>NA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A</text:p>
          </table:table-cell>
          <table:table-cell office:value-type="float" office:value="0.747216330964762">
            <text:p>0.747216331</text:p>
          </table:table-cell>
        </table:table-row>
        <table:table-row table:style-name="ro2">
          <table:table-cell office:value-type="string">
            <text:p>MEAN_DOWN_SHRTWAVE_RAD_1HR_18M</text:p>
          </table:table-cell>
          <table:table-cell office:value-type="float" office:value="0.854187170792443">
            <text:p>0.8541871708</text:p>
          </table:table-cell>
          <table:table-cell table:number-columns-repeated="2" office:value-type="string">
            <text:p>NA</text:p>
          </table:table-cell>
          <table:table-cell office:value-type="float" office:value="0.654220132705055">
            <text:p>0.6542201327</text:p>
          </table:table-cell>
          <table:table-cell office:value-type="float" office:value="-0.650667236018614">
            <text:p>-0.650667236</text:p>
          </table:table-cell>
          <table:table-cell table:number-columns-repeated="3" office:value-type="string">
            <text:p>NA</text:p>
          </table:table-cell>
          <table:table-cell office:value-type="float" office:value="1">
            <text:p>1</text:p>
          </table:table-cell>
          <table:table-cell office:value-type="float" office:value="0.286406001185181">
            <text:p>0.2864060012</text:p>
          </table:table-cell>
          <table:table-cell office:value-type="float" office:value="0.833638006195783">
            <text:p>0.8336380062</text:p>
          </table:table-cell>
        </table:table-row>
        <table:table-row table:style-name="ro2">
          <table:table-cell office:value-type="string">
            <text:p>MEAN_WIND_VELOCITY_1HR_18M</text:p>
          </table:table-cell>
          <table:table-cell office:value-type="float" office:value="0.232323748303951">
            <text:p>0.2323237483</text:p>
          </table:table-cell>
          <table:table-cell table:number-columns-repeated="2" office:value-type="string">
            <text:p>NA</text:p>
          </table:table-cell>
          <table:table-cell office:value-type="float" office:value="0.204859278262474">
            <text:p>0.2048592783</text:p>
          </table:table-cell>
          <table:table-cell office:value-type="float" office:value="-0.273474515454543">
            <text:p>-0.2734745155</text:p>
          </table:table-cell>
          <table:table-cell table:number-columns-repeated="3" office:value-type="string">
            <text:p>NA</text:p>
          </table:table-cell>
          <table:table-cell office:value-type="float" office:value="0.286406001185181">
            <text:p>0.2864060012</text:p>
          </table:table-cell>
          <table:table-cell office:value-type="float" office:value="1">
            <text:p>1</text:p>
          </table:table-cell>
          <table:table-cell office:value-type="float" office:value="0.223755421922389">
            <text:p>0.2237554219</text:p>
          </table:table-cell>
        </table:table-row>
        <table:table-row table:style-name="ro2">
          <table:table-cell office:value-type="string">
            <text:p>SAP_FLOW</text:p>
          </table:table-cell>
          <table:table-cell office:value-type="float" office:value="0.779642748452656">
            <text:p>0.7796427485</text:p>
          </table:table-cell>
          <table:table-cell office:value-type="float" office:value="0.62879792314453">
            <text:p>0.6287979231</text:p>
          </table:table-cell>
          <table:table-cell office:value-type="float" office:value="-0.548631127637513">
            <text:p>-0.5486311276</text:p>
          </table:table-cell>
          <table:table-cell office:value-type="float" office:value="0.69480069684201">
            <text:p>0.6948006968</text:p>
          </table:table-cell>
          <table:table-cell office:value-type="float" office:value="-0.605955707017741">
            <text:p>-0.605955707</text:p>
          </table:table-cell>
          <table:table-cell office:value-type="float" office:value="0.562648285290428">
            <text:p>0.5626482853</text:p>
          </table:table-cell>
          <table:table-cell office:value-type="float" office:value="0.220351820022639">
            <text:p>0.22035182</text:p>
          </table:table-cell>
          <table:table-cell office:value-type="float" office:value="0.747216330964762">
            <text:p>0.747216331</text:p>
          </table:table-cell>
          <table:table-cell office:value-type="float" office:value="0.833638006195783">
            <text:p>0.8336380062</text:p>
          </table:table-cell>
          <table:table-cell office:value-type="float" office:value="0.223755421922389">
            <text:p>0.2237554219</text:p>
          </table:table-cell>
          <table:table-cell office:value-type="float" office:value="1">
            <text:p>1</text:p>
          </table:table-cell>
        </table:table-row>
        <table:table-row table:style-name="ro1" table:number-rows-repeated="2">
          <table:table-cell/>
          <table:table-cell table:style-name="Default" table:number-columns-repeated="11"/>
        </table:table-row>
        <table:table-row table:style-name="ro1">
          <table:table-cell office:value-type="string">
            <text:p>MEAN_AIR_TEMP_1HR_25M</text:p>
          </table:table-cell>
          <table:table-cell table:style-name="Default" office:value-type="string">
            <text:p>MEAN_AIR_TEMP_1HR_150CM</text:p>
          </table:table-cell>
          <table:table-cell table:style-name="Default"/>
          <table:table-cell table:style-name="Default" office:value-type="string">
            <text:p>sont très correles</text:p>
          </table:table-cell>
          <table:table-cell table:style-name="Default" office:value-type="string">
            <text:p>Je garde MEAN_AIR_TEMP_1HR_150CM car le plus correlé au sap flow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MEAN_DOWN_SHRTWAVE_RAD_1HR_18M</text:p>
          </table:table-cell>
          <table:table-cell table:style-name="Default" office:value-type="string">
            <text:p>MEAN_TRANS_RATE</text:p>
          </table:table-cell>
          <table:table-cell table:style-name="Default"/>
          <table:table-cell table:style-name="Default" office:value-type="string">
            <text:p>sont très correles</text:p>
          </table:table-cell>
          <table:table-cell table:style-name="Default" office:value-type="string">
            <text:p>Je garde MEAN_TRANS_RATE car variable classique</text:p>
          </table:table-cell>
          <table:table-cell table:style-name="Default"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23/10/2017</text:date>, <text:time>17:3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3T17:36:09.42</dc:date>
    <dc:creator>Anaelle Dambreville</dc:creator>
    <meta:document-statistic meta:table-count="1" meta:cell-count="151" meta:object-count="0"/>
    <meta:generator>OpenOffice/4.1.3$Win32 OpenOffice.org_project/413m1$Build-9783</meta:generator>
  </office:meta>
</office:document-meta>
</file>